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654964212596578879"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7417931090635563312"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516165229571932178"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7403748095572386084"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4823511686121025071"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1380439319177258683"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40772139"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641157833602788823"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7354238599494759974"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467107533904681628"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768718790469242763"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123286326506573521"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578881603991786089"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1773887430499432973"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976523734778033524"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8536621626344887228"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292429920491549467" text:style-name="L16">
        <text:list-item>
          <text:p text:style-name="P26">Implement deploy mage button DONE</text:p>
        </text:list-item>
      </text:list>
      <text:p text:style-name="P1">Implement Ranger Class</text:p>
      <text:list xml:id="list378282672754516438"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115544160444931610"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979676140179792545" text:style-name="L19">
        <text:list-item>
          <text:p text:style-name="P29">single target damage effect </text:p>
        </text:list-item>
        <text:list-item>
          <text:p text:style-name="P29">aoe damage effect DONE</text:p>
        </text:list-item>
      </text:list>
      <text:p text:style-name="P1">Fix knockdown/standup on defenders DONE</text:p>
      <text:list xml:id="list7673193196710379257"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6152488509243490753"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529420353227595206"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18915099190504391"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657395619445258958"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1440173943609509731"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2176345175835970258"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6319676052972461068"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33488697411613337"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7028356969786762250" text:style-name="L29">
        <text:list-item>
          <text:p text:style-name="P39">Clean up UI</text:p>
          <text:list>
            <text:list-item>
              <text:p text:style-name="P39">Replace all text components with tmpro</text:p>
            </text:list-item>
          </text:list>
        </text:list-item>
      </text:list>
      <text:list xml:id="list3067098932014131715"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2615677886692779624"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1489002996235367047"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3832675432464041340" text:style-name="L33">
        <text:list-item>
          <text:p text:style-name="P43">Fix level load/tile issues DONE</text:p>
          <text:list>
            <text:list-item>
              <text:p text:style-name="P43">defenders and enemies shouldn't be placed on occupied tiles</text:p>
            </text:list-item>
          </text:list>
        </text:list-item>
      </text:list>
      <text:list xml:id="list258076234781885905"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4339260779222431054"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3964363964675591354"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9055809429249755801"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1960453297287207264"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8941469848852142715"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2905575638317890871"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2618978855046767754"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40757671" text:continue-list="list2905575638317890871"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6322254998928544234"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8640046155803209671"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4255051339780663504"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2360728828534052814"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223168522290376361"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8559883259274870621"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2575326167869110520"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5019667861727945284"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7069598997092410744"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3908378200017053680"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7449587078919850978"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514709633748259798"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6608484864311036877"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12">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7962915580598294652"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5974300612805350076"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1211303019059132300"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7495873978827442761"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40771001" text:continue-list="list5974300612805350076"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807904538135671988"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4401555216827884277"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963109289031802322"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3994067791181767261" text:style-name="L62">
        <text:list-item>
          <text:p text:style-name="P176">Rest site event</text:p>
          <text:list>
            <text:list-item>
              <text:p text:style-name="P176">Add/test all characters heal 30% option DONE</text:p>
            </text:list-item>
            <text:list-item>
              <text:p text:style-name="P176">One character levels up option DONE</text:p>
            </text:list-item>
          </text:list>
        </text:list-item>
      </text:list>
      <text:list xml:id="list3060724494890626208" text:style-name="L63">
        <text:list-item>
          <text:p text:style-name="P177">Xp/level up system</text:p>
          <text:list>
            <text:list-item>
              <text:p text:style-name="P177">Add level/xp properties to defenders/character data DONE</text:p>
            </text:list-item>
            <text:list-item>
              <text:p text:style-name="P177">Add level up/xp UI to character data panel DONE</text:p>
            </text:list-item>
            <text:list-item>
              <text:p text:style-name="P177">Modify character data to hold info on what abilities a character knows. DONE</text:p>
            </text:list-item>
            <text:list-item>
              <text:p text:style-name="P177"><text:soft-page-break/>Implement ability trees in character panel DONE</text:p>
            </text:list-item>
          </text:list>
        </text:list-item>
      </text:list>
      <text:list xml:id="list8641021788410458930" text:style-name="L64">
        <text:list-item>
          <text:p text:style-name="P178">Implement/test characters learn new abilities from talent tree DONE</text:p>
        </text:list-item>
        <text:list-item>
          <text:p text:style-name="P178">Design 8 ability trees with 2 abilities/passives in each tree DONE</text:p>
        </text:list-item>
        <text:list-item>
          <text:p text:style-name="P178">Implement above trees + abilities</text:p>
          <text:list>
            <text:list-item>
              <text:p text:style-name="P178">Rogue DONE</text:p>
            </text:list-item>
            <text:list-item>
              <text:p text:style-name="P178">Priest</text:p>
            </text:list-item>
            <text:list-item>
              <text:p text:style-name="P178">Mage</text:p>
            </text:list-item>
            <text:list-item>
              <text:p text:style-name="P178">Warrior DONE</text:p>
            </text:list-item>
          </text:list>
        </text:list-item>
      </text:list>
      <text:p text:style-name="P1"/>
      <text:p text:style-name="P4">Sprint 21 (completed 19/8/19)</text:p>
      <text:list xml:id="list7849608987950636097" text:style-name="L65">
        <text:list-item>
          <text:p text:style-name="P179">Implement 'Block' ability for defenders</text:p>
        </text:list-item>
        <text:list-item>
          <text:p text:style-name="P179">Item System Overhaul</text:p>
          <text:list>
            <text:list-item>
              <text:p text:style-name="P179">implement item rarity DONE</text:p>
            </text:list-item>
            <text:list-item>
              <text:p text:style-name="P179">implement item SO script DONE</text:p>
            </text:list-item>
            <text:list-item>
              <text:p text:style-name="P179">Redesign old items/ create at least 15 items list DONE</text:p>
            </text:list-item>
            <text:list-item>
              <text:p text:style-name="P179">implement new items DONE (implement 'rune' buff later)</text:p>
            </text:list-item>
            <text:list-item>
              <text:p text:style-name="P179">implement probablity/chance logic for receiving rare/epic items DONE</text:p>
            </text:list-item>
          </text:list>
        </text:list-item>
      </text:list>
      <text:p text:style-name="P4">Sprint 22 (completed 20/8/19)</text:p>
      <text:list xml:id="list4973825722716028757" text:style-name="L66">
        <text:list-item>
          <text:p text:style-name="P180">Implement Shop Encounter</text:p>
          <text:list>
            <text:list-item>
              <text:p text:style-name="P180">design/implement UI lay out DONE</text:p>
            </text:list-item>
            <text:list-item>
              <text:p text:style-name="P180">item slots class DONE</text:p>
            </text:list-item>
            <text:list-item>
              <text:p text:style-name="P180">add item to inventory logic DONE</text:p>
            </text:list-item>
            <text:list-item>
              <text:p text:style-name="P180">shop event finish logic working DONE</text:p>
            </text:list-item>
            <text:list-item>
              <text:p text:style-name="P180">add shop 'conitinue' button (opens world map) DONE</text:p>
            </text:list-item>
          </text:list>
        </text:list-item>
      </text:list>
      <text:p text:style-name="P4">Sprint 23 Artifact (completed 21/8/19)</text:p>
      <text:list xml:id="list1940919210724589982" text:style-name="L67">
        <text:list-item>
          <text:p text:style-name="P181">Implement Artifact system</text:p>
          <text:list>
            <text:list-item>
              <text:p text:style-name="P181">Design/implement atleast 15 relics DONE</text:p>
            </text:list-item>
            <text:list-item>
              <text:p text:style-name="P181">Implement relic reward from combat encounter DONE</text:p>
            </text:list-item>
            <text:list-item>
              <text:p text:style-name="P181">implement relics in shop DONE</text:p>
            </text:list-item>
            <text:list-item>
              <text:p text:style-name="P181"><text:soft-page-break/>cant recieve the same relic twice DONE</text:p>
            </text:list-item>
            <text:list-item>
              <text:p text:style-name="P181">shop doesnt duplicate relics DONE</text:p>
            </text:list-item>
            <text:list-item>
              <text:p text:style-name="P181">no errors caused in shop event if no viable relics are available DONE</text:p>
            </text:list-item>
            <text:list-item>
              <text:p text:style-name="P181">implement artifact mouse over panel DONE</text:p>
              <text:list>
                <text:list-item>
                  <text:p text:style-name="P181">artifact panel view DONE</text:p>
                </text:list-item>
                <text:list-item>
                  <text:p text:style-name="P181">artifact reward button DONE</text:p>
                </text:list-item>
                <text:list-item>
                  <text:p text:style-name="P181">artifact shop purchase button DONE</text:p>
                </text:list-item>
              </text:list>
            </text:list-item>
          </text:list>
        </text:list-item>
      </text:list>
      <text:p text:style-name="P4">Sprint 24 Mystery + Treasure Rooms (completed 22/8/19)</text:p>
      <text:list xml:id="list7032680840588997490" text:style-name="L68">
        <text:list-item>
          <text:p text:style-name="P182">Implement Mystery Room encounter (not mystery events though)</text:p>
        </text:list-item>
        <text:list-item>
          <text:p text:style-name="P182">Implement Treasure room encounter</text:p>
          <text:list>
            <text:list-item>
              <text:p text:style-name="P182">Treasure room encounter type DONE</text:p>
            </text:list-item>
            <text:list-item>
              <text:p text:style-name="P182">world map generates treasure rooms DONE</text:p>
            </text:list-item>
            <text:list-item>
              <text:p text:style-name="P182">treasure box on click creates a loot event/window DONE</text:p>
            </text:list-item>
            <text:list-item>
              <text:p text:style-name="P182">On encounter clicked for treasure room logic</text:p>
              <text:list>
                <text:list-item>
                  <text:p text:style-name="P182">generates a new level DONE</text:p>
                </text:list-item>
                <text:list-item>
                  <text:p text:style-name="P182">places a treasure chest at the centre DONE</text:p>
                </text:list-item>
              </text:list>
            </text:list-item>
          </text:list>
        </text:list-item>
      </text:list>
      <text:p text:style-name="P4">Sprint 25 Elite Encounter (completed 25/8/19)</text:p>
      <text:list xml:id="list4922837847082661412" text:style-name="L69">
        <text:list-item>
          <text:p text:style-name="P183">Design and implement at least 1 sophisticated and interesting elite encounter DONE</text:p>
        </text:list-item>
        <text:list-item>
          <text:p text:style-name="P183">Grim Reaper Working DONE (move to best whirlwind position <text:s/>not working)</text:p>
        </text:list-item>
        <text:list-item>
          <text:p text:style-name="P183">Elite encounter rewards working DONE</text:p>
        </text:list-item>
        <text:list-item>
          <text:p text:style-name="P183">Set up encounter room probability chances DONE</text:p>
        </text:list-item>
      </text:list>
      <text:p text:style-name="P4">Sprint 26: New Characters (warlock not implement, do later) completed 5/9/19</text:p>
      <text:list xml:id="list6348930823165816709" text:style-name="L70">
        <text:list-item>
          <text:p text:style-name="P184">Design two new playable classes</text:p>
          <text:list>
            <text:list-item>
              <text:p text:style-name="P184">Shaman abilities design + talent tree DONE</text:p>
            </text:list-item>
            <text:list-item>
              <text:p text:style-name="P184">Shaman Sprites/anims found DONE</text:p>
            </text:list-item>
            <text:list-item>
              <text:p text:style-name="P184">Warlock abilities design + talent tree DONE</text:p>
            </text:list-item>
            <text:list-item>
              <text:p text:style-name="P184">Warlock Sprites/anims found </text:p>
            </text:list-item>
          </text:list>
        </text:list-item>
        <text:list-item>
          <text:p text:style-name="P184">Find sprite sheets/animations</text:p>
        </text:list-item>
        <text:list-item>
          <text:p text:style-name="P184">Create Prefabs DONE</text:p>
        </text:list-item>
        <text:list-item>
          <text:p text:style-name="P184"><text:soft-page-break/>Edit existing scripts (charactbox, character data, PrefabHolder, etc) DONE</text:p>
        </text:list-item>
      </text:list>
      <text:p text:style-name="P4">Sprint 27: Talent Trees rework (completed 6/9/19)</text:p>
      <text:list xml:id="list1463424519309501430"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451457305760488158"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4719312869192525983" text:style-name="L73">
        <text:list-item>
          <text:p text:style-name="P185">Death Anims</text:p>
        </text:list-item>
        <text:list-item>
          <text:p text:style-name="P185"><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4004716146965917643"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7385149279155902955" text:style-name="L75">
        <text:list-item>
          <text:p text:style-name="P77">create a visuals/tiles/background surronding the tiles DONE</text:p>
          <text:list>
            <text:list-item>
              <text:p text:style-name="P77">could use water tiles to make a BG. DONE</text:p>
            </text:list-item>
          </text:list>
        </text:list-item>
      </text:list>
      <text:list xml:id="list6957050563221731205" text:style-name="L76">
        <text:list-item>
          <text:p text:style-name="P198">Implement camera 'look at' whena defender is selected DONE</text:p>
        </text:list-item>
        <text:list-item>
          <text:p text:style-name="P198">Fine tune camera movement properties (zoom speed, damping, dead zone etc) DONE</text:p>
        </text:list-item>
        <text:list-item>
          <text:p text:style-name="P198">Make camera follow enemies during their activation/turn DONE</text:p>
        </text:list-item>
      </text:list>
      <text:p text:style-name="P5"/>
      <text:p text:style-name="P5">Sprint 31: Mass refactoring and clean up (completed 14/9/19, not passive traits)</text:p>
      <text:list xml:id="list339092768958031591"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1447272417430072978"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452858121947527393"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1447656793712433545"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4255786736411731189"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3485390814498219925" text:style-name="L82">
        <text:list-item>
          <text:p text:style-name="P83">Refactor UI canvas scripts (world map, roster, etc) DONE</text:p>
          <text:list>
            <text:list-item>
              <text:p text:style-name="P83">create visual parent objects for the static classes DONE</text:p>
            </text:list-item>
          </text:list>
        </text:list-item>
      </text:list>
      <text:list xml:id="list5555705066802073148" text:style-name="L83">
        <text:list-item>
          <text:p text:style-name="P84">Refactor and update enemy scripts/abilities DONE</text:p>
          <text:p text:style-name="P84"/>
        </text:list-item>
      </text:list>
      <text:p text:style-name="P5">Sprint 32: New traits and passives (completed 15/9/19)</text:p>
      <text:list xml:id="list3602752409772305456"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7067684760603644323"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2309483475528459635"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181302615591320206"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5502018386239926241"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551679867549044899"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1397722728306042827" text:style-name="L90">
        <text:list-item>
          <text:p text:style-name="P91">New Scripts</text:p>
        </text:list-item>
      </text:list>
      <text:list xml:id="list6070285130223050926"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2113367376841244303"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5895069388499058141"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5172546480371586918" text:style-name="L94">
        <text:list-item>
          <text:p text:style-name="P95">Camoflage</text:p>
        </text:list-item>
      </text:list>
      <text:list xml:id="list7433373123005585911"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86004452584123986"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9014410904386464795" text:style-name="L97">
        <text:list-item>
          <text:p text:style-name="P98"><text:s/>See notes in design notes document</text:p>
        </text:list-item>
      </text:list>
      <text:p text:style-name="P5">Sprint 39: Rework Necromancer enemy (completed 28/10/19)</text:p>
      <text:list xml:id="list3440915134728891863"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4711329500991427216"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40752122" text:continue-list="list6957050563221731205"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40772904"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606185863342580981" text:style-name="L100">
        <text:list-item>
          <text:p text:style-name="P102">review scripts from sci fi game</text:p>
        </text:list-item>
      </text:list>
      <text:p text:style-name="P5">Sprint 43: Reward Screen updates + UI view updates (completed 31/10/19)</text:p>
      <text:list xml:id="list2718610489527070503"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595730113424076425"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40752461" text:continue-list="list40772904"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3981280751686624480"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4443525627252091440"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912990310402165860" text:style-name="L105">
        <text:list-item>
          <text:p text:style-name="P107">Update script/ai logic DONE</text:p>
        </text:list-item>
        <text:list-item>
          <text:p text:style-name="P107">Play test/balance/debug DONE</text:p>
        </text:list-item>
      </text:list>
      <text:list xml:id="list6497716356846413370"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5630072614470560135"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3778740870070853099"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3049408373678016187"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7359521240266994294"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4099889024186154225"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5000097689987950380"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40770636" text:continue-list="list4443525627252091440" text:style-name="L104">
        <text:list-item>
          <text:p text:style-name="P106"><text:soft-page-break/>Rework abilities DONE</text:p>
        </text:list-item>
      </text:list>
      <text:list xml:id="list2305819307877567310"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3042066371749396567"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509117041816121459"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5496344520780702704"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4194664596758542902"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40745433"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2125051417227921350"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6855335827503088065"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9153773289472761986"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4802514405839544695"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8280875572040620048"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6154495331774304032"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2538660767401462804"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360537848032337737"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7709250291479509014"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7789142340707655623" text:style-name="L127">
        <text:list-item>
          <text:p text:style-name="P129">Skeleton Warrior</text:p>
          <text:list>
            <text:list-item>
              <text:p text:style-name="P129">update code logic for guard ability DONE</text:p>
            </text:list-item>
          </text:list>
        </text:list-item>
      </text:list>
      <text:list xml:id="list3127744006038698217"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2472892215107320564"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5740061138531940383"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772522736123224179"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434888517098552007"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9112467768896190213"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5005309042938722999" text:style-name="L134">
        <text:list-item>
          <text:p text:style-name="P136">when character is killed, their activation isnt instantly destroyed, instead it fades out gradually, or plays some nice visual effect (e.g. burning up) DONE</text:p>
        </text:list-item>
      </text:list>
      <text:list xml:id="list40755123" text:continue-list="list9112467768896190213"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589543644713390943"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1859079509347689355"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2699630903905861762" text:style-name="L137">
        <text:list-item>
          <text:p text:style-name="P139">Movement</text:p>
        </text:list-item>
      </text:list>
      <text:list xml:id="list3881543292216716624" text:style-name="L138">
        <text:list-item>
          <text:p text:style-name="P140">free strike event occurs BEFORE character moves away DONE</text:p>
        </text:list-item>
      </text:list>
      <text:p text:style-name="P2">UI</text:p>
      <text:list xml:id="list3492665613700509451" text:style-name="L139">
        <text:list-item>
          <text:p text:style-name="P141">Status icon panel fades in and out DONE</text:p>
        </text:list-item>
      </text:list>
      <text:list xml:id="list7714617456911889947"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82144378222843894" text:style-name="L141">
        <text:list-item>
          <text:p text:style-name="P143">text logic also edits ability info panel text fields (just for the starting defender abilities) DONE</text:p>
        </text:list-item>
      </text:list>
      <text:p text:style-name="P2">Play Test</text:p>
      <text:list xml:id="list5328509136035860948" text:style-name="L142">
        <text:list-item>
          <text:p text:style-name="P144">Play the game and hunt/squash bugs</text:p>
        </text:list-item>
      </text:list>
      <text:p text:style-name="P2">Controls</text:p>
      <text:list xml:id="list7995553831837044524"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4778166186028081402" text:style-name="L144">
        <text:list-header>
          <text:p text:style-name="P146"/>
        </text:list-header>
      </text:list>
      <text:p text:style-name="P5">Sprint 66: More Mystery Encounters</text:p>
      <text:list xml:id="list3596501779255472537" text:style-name="L145">
        <text:list-item>
          <text:p text:style-name="P147">Add 4 more mystery encounters to the game</text:p>
        </text:list-item>
      </text:list>
      <text:list xml:id="list40775936" text:continue-list="list8280875572040620048"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3261953802729687686"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9">change back to old strength status icon image FIXED</text:p>
        </text:list-item>
      </text:list>
      <text:p text:style-name="P8">Sprint 68: Simple Game Over Event / Loop (competed 13/12/19)</text:p>
      <text:list xml:id="list7863785146814972693" text:style-name="L147">
        <text:list-item>
          <text:p text:style-name="P200">EventManager</text:p>
          <text:list>
            <text:list-item>
              <text:p text:style-name="P200">Create new method: StartNewGameOverEvent() DONE</text:p>
            </text:list-item>
            <text:list-item>
              <text:p text:style-name="P200">new method: StartNewEndBossEncounterEvent() DONE</text:p>
              <text:list>
                <text:list-item>
                  <text:p text:style-name="P200">for now, plays the same logic as game over event DONE</text:p>
                </text:list-item>
              </text:list>
            </text:list-item>
          </text:list>
        </text:list-item>
      </text:list>
      <text:list xml:id="list2659329241047540323" text:style-name="L148">
        <text:list-item>
          <text:p text:style-name="P201">Create 'Game Over' Screen UI DONE</text:p>
          <text:list>
            <text:list-item>
              <text:p text:style-name="P201">Screen Elements</text:p>
              <text:list>
                <text:list-item>
                  <text:p text:style-name="P201">Main menu button DONE</text:p>
                </text:list-item>
                <text:list-item>
                  <text:p text:style-name="P201">Game over text / panel image BG DONE</text:p>
                </text:list-item>
                <text:list-item>
                  <text:p text:style-name="P201">'Your Score' text / panel image BG DONE</text:p>
                </text:list-item>
                <text:list-item>
                  <text:p text:style-name="P201">Content size fitter area for score elements DONE</text:p>
                </text:list-item>
                <text:list-item>
                  <text:p text:style-name="P201">Below score content area: Total Score text / panel BG Image DONE</text:p>
                </text:list-item>
              </text:list>
            </text:list-item>
          </text:list>
        </text:list-item>
        <text:list-item>
          <text:p text:style-name="P201">BlackScreenManager fades out to 50%, then game over screen slowly blends in over the top DONE</text:p>
        </text:list-item>
        <text:list-item>
          <text:p text:style-name="P201">Return to main menu button fades game out slowly, then reloads menu scene correctly DONE</text:p>
        </text:list-item>
      </text:list>
      <text:p text:style-name="P9"/>
      <text:p text:style-name="P8"><text:soft-page-break/>Sprint 69: Score Manager and Scoring System (completed 13/12/19)</text:p>
      <text:list xml:id="list3679420344788116272" text:style-name="L149">
        <text:list-item>
          <text:p text:style-name="P202">Brainstorm different ways for players to increase their score DONE</text:p>
          <text:list>
            <text:list-item>
              <text:p text:style-name="P202">Elite Encounter Defeated: 10 points</text:p>
            </text:list-item>
            <text:list-item>
              <text:p text:style-name="P202">For each encounter of any type completed: 5 points</text:p>
            </text:list-item>
            <text:list-item>
              <text:p text:style-name="P202">For each boss defeated: 50</text:p>
            </text:list-item>
            <text:list-item>
              <text:p text:style-name="P202">Champion: defeat an elite without taking damage: 25</text:p>
            </text:list-item>
            <text:list-item>
              <text:p text:style-name="P202">Slayer: defeat a basic encounter without taking any damage: 10</text:p>
            </text:list-item>
            <text:list-item>
              <text:p text:style-name="P202">Boss Punisher: Defeat a boss without taking damage: 50</text:p>
            </text:list-item>
            <text:list-item>
              <text:p text:style-name="P202">Item Collector: For each item collected: 2 points</text:p>
            </text:list-item>
            <text:list-item>
              <text:p text:style-name="P202">Hoarder: Collect 3 copies of the same item: 10 points</text:p>
            </text:list-item>
            <text:list-item>
              <text:p text:style-name="P202">Artifact Collector: For each arifact collected: 10 points</text:p>
            </text:list-item>
            <text:list-item>
              <text:p text:style-name="P202">Empowered: For each state gained: 5 pts</text:p>
            </text:list-item>
            <text:list-item>
              <text:p text:style-name="P202">Riches: for each 100g collected: 5 points</text:p>
            </text:list-item>
            <text:list-item>
              <text:p text:style-name="P202">Ultimate Blessing Have 5 active states at any point: 50 points</text:p>
            </text:list-item>
            <text:list-item>
              <text:p text:style-name="P202">Well Armed: Foreach epic item collected: 5pts</text:p>
            </text:list-item>
            <text:list-item>
              <text:p text:style-name="P202">Knowledge: For each level gained on a character: 5pts</text:p>
            </text:list-item>
          </text:list>
        </text:list-item>
      </text:list>
      <text:list xml:id="list6500652108050478827" text:style-name="L150">
        <text:list-item>
          <text:p text:style-name="P203">New Singleton Class: ScoreManager DONE</text:p>
        </text:list-item>
        <text:list-item>
          <text:p text:style-name="P203">New ScoreElement Class DONE</text:p>
          <text:list>
            <text:list-item>
              <text:p text:style-name="P203">Properties DONE</text:p>
              <text:list>
                <text:list-item>
                  <text:p text:style-name="P203">levelsGained</text:p>
                </text:list-item>
                <text:list-item>
                  <text:p text:style-name="P203">epicItemsCollected</text:p>
                </text:list-item>
                <text:list-item>
                  <text:p text:style-name="P203">elites killed</text:p>
                </text:list-item>
                <text:list-item>
                  <text:p text:style-name="P203">encounters completed</text:p>
                </text:list-item>
                <text:list-item>
                  <text:p text:style-name="P203">items collected</text:p>
                </text:list-item>
                <text:list-item>
                  <text:p text:style-name="P203">gold collected</text:p>
                </text:list-item>
                <text:list-item>
                  <text:p text:style-name="P203">artifacts collected</text:p>
                </text:list-item>
                <text:list-item>
                  <text:p text:style-name="P203">statesCollected</text:p>
                </text:list-item>
                <text:list-item>
                  <text:p text:style-name="P203">bosses defeated</text:p>
                </text:list-item>
                <text:list-item>
                  <text:p text:style-name="P203">killedBasicNoDamageTaken</text:p>
                </text:list-item>
                <text:list-item>
                  <text:p text:style-name="P203"><text:soft-page-break/>killedEliteNoDamageTaken</text:p>
                </text:list-item>
                <text:list-item>
                  <text:p text:style-name="P203">killedBossNoDamageTaken</text:p>
                </text:list-item>
              </text:list>
            </text:list-item>
          </text:list>
        </text:list-item>
      </text:list>
      <text:p text:style-name="P9"/>
      <text:p text:style-name="P8">Sprint 70: Line Renderer for pathing and movement actions (completed 20/12/19)</text:p>
      <text:list xml:id="list7350612472724755768" text:style-name="L151">
        <text:list-item>
          <text:p text:style-name="P204">For movement related abilities, a line is draw from tile to tile showing the path that will be taken</text:p>
        </text:list-item>
        <text:list-item>
          <text:p text:style-name="P204">The line renderer also indicates to the player if a free strike will occur as a result of the movement</text:p>
        </text:list-item>
        <text:list-item>
          <text:p text:style-name="P204">New Scripts and Old script Updates</text:p>
          <text:list>
            <text:list-item>
              <text:p text:style-name="P204">PathRenderer</text:p>
              <text:list>
                <text:list-item>
                  <text:p text:style-name="P204">Has a line renderer component, responsible for drawing path across tiles</text:p>
                </text:list-item>
                <text:list-item>
                  <text:p text:style-name="P204">DrawPath(tile start, tile end)</text:p>
                </text:list-item>
                <text:list-item>
                  <text:p text:style-name="P204">Process for drawing path:</text:p>
                  <text:list>
                    <text:list-item>
                      <text:p text:style-name="P204">On ability button clicked, detect if ability is movement related</text:p>
                    </text:list-item>
                    <text:list-item>
                      <text:p text:style-name="P204">if it is, make astar create a path from selected defender to hovered over tile</text:p>
                    </text:list-item>
                    <text:list-item>
                      <text:p text:style-name="P204">send the path stack to PathRenderer static class</text:p>
                    </text:list-item>
                    <text:list-item>
                      <text:p text:style-name="P204">for each node in the path, LevelManager.GetTileFromPointReference, then put each tile in a list.</text:p>
                    </text:list-item>
                    <text:list-item>
                      <text:p text:style-name="P204">For each tile in the list, create a new position in the line renderer array/list, and set that new position equal to the tiles world pos property</text:p>
                    </text:list-item>
                    <text:list-item>
                      <text:p text:style-name="P204">turn on the linerenderers visibility</text:p>
                    </text:list-item>
                    <text:list-item>
                      <text:p text:style-name="P204">in order to show free strikes, the current path displayed needs to be saved in a variable somewhere, and each element needs to be of type tile</text:p>
                    </text:list-item>
                  </text:list>
                </text:list-item>
              </text:list>
            </text:list-item>
          </text:list>
        </text:list-item>
      </text:list>
      <text:list xml:id="list9123648213470937289" text:style-name="L152">
        <text:list-item>
          <text:p text:style-name="P205">Process for detetcing free strikes</text:p>
          <text:list>
            <text:list-item>
              <text:p text:style-name="P205">after line render turns on, start checking each index of the line</text:p>
            </text:list-item>
            <text:list-item>
              <text:p text:style-name="P205">starting with the tile at index 0</text:p>
              <text:list>
                <text:list-item>
                  <text:p text:style-name="P205">foreach enemy in enemymanager, get tiles within range (melee range of enemy)</text:p>
                </text:list-item>
                <text:list-item>
                  <text:p text:style-name="P205">if the tile in the index currently beging checked is in that tile list, add enemy to local list</text:p>
                </text:list-item>
                <text:list-item>
                  <text:p text:style-name="P205">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 (completed 21/12/2019)</text:p>
      <text:list xml:id="list4762058839366339535" text:style-name="L153">
        <text:list-item>
          <text:p text:style-name="P206"><text:soft-page-break/>Ideas/Problems/Solutions</text:p>
          <text:list>
            <text:list-item>
              <text:p text:style-name="P206">When enemies move towards a target to get in range, they dont prioritize moving over grass tiles when it would make sense to do so </text:p>
            </text:list-item>
            <text:list-item>
              <text:p text:style-name="P206">Enemies will spend all AP moving into range, even if they cannot attack. This makes it easier for defenders to land the first attacks, since the enemies did all the work moving into range</text:p>
            </text:list-item>
          </text:list>
        </text:list-item>
        <text:list-item>
          <text:p text:style-name="P206">New Methods</text:p>
          <text:list>
            <text:list-item>
              <text:p text:style-name="P206">bool WillMovementTriggerFreeStrike()</text:p>
            </text:list-item>
            <text:list-item>
              <text:p text:style-name="P206">bool CanPerformAbilityTwoAfterAbilityOne(Ability one, Ability two, LE entity) DONE</text:p>
              <text:list>
                <text:list-item>
                  <text:p text:style-name="P206">stop enemies from charging into defenders range without being able to attack: enemies should only advance if they can attack</text:p>
                </text:list-item>
              </text:list>
            </text:list-item>
          </text:list>
        </text:list-item>
      </text:list>
      <text:list xml:id="list7518098441351982107" text:style-name="L154">
        <text:list-item>
          <text:p text:style-name="P207">Updates to older methods DONE</text:p>
          <text:list>
            <text:list-item>
              <text:p text:style-name="P207">GetClosestEnemy / GetClosestTile</text:p>
              <text:list>
                <text:list-item>
                  <text:p text:style-name="P207">current calculates distance as a float between points A and B, should instead calculate distince in tiles, not virtual game distance</text:p>
                </text:list-item>
                <text:list-item>
                  <text:p text:style-name="P207">should return a list of tiles if more then 1 tile is the same distance, or randomly pick a random tile from the list, then return that tile. Or return the 'best' tile (grass tile, etc)</text:p>
                </text:list-item>
              </text:list>
            </text:list-item>
          </text:list>
        </text:list-item>
      </text:list>
      <text:list xml:id="list3003318748288843260" text:style-name="L155">
        <text:list-item>
          <text:p text:style-name="P208">GetClosestVALIDEnemy DONE</text:p>
          <text:list>
            <text:list-item>
              <text:p text:style-name="P208">GetClosestEnemy causes enemies to spaz out some times. This because the closest enemy is not valid (stealthed, camo, etc) and it cant figure out how to move in range of. </text:p>
            </text:list-item>
          </text:list>
        </text:list-item>
      </text:list>
      <text:list xml:id="list7644989687828467752" text:style-name="L156">
        <text:list-item>
          <text:p text:style-name="P209">Enemy ability/passive updates</text:p>
          <text:list>
            <text:list-item>
              <text:p text:style-name="P209">Necromancer </text:p>
            </text:list-item>
          </text:list>
        </text:list-item>
      </text:list>
      <text:list xml:id="list4244643309912990400" text:style-name="L157">
        <text:list-item>
          <text:p text:style-name="P210">Warrior</text:p>
        </text:list-item>
      </text:list>
      <text:p text:style-name="P9"/>
      <text:p text:style-name="P8">Sprint ??: Visual Overhaul Part 2 (UI, Views and Screens)</text:p>
      <text:list xml:id="list2236244738096836670" text:style-name="L158">
        <text:list-item>
          <text:p text:style-name="P211">Main Menu Screen</text:p>
        </text:list-item>
        <text:list-item>
          <text:p text:style-name="P211">Character Select / Build your team screen</text:p>
        </text:list-item>
        <text:list-item>
          <text:p text:style-name="P211">Character Roster Screen</text:p>
        </text:list-item>
        <text:list-item>
          <text:p text:style-name="P211">Inventory Screen</text:p>
        </text:list-item>
        <text:list-item>
          <text:p text:style-name="P211">World Map View</text:p>
        </text:list-item>
        <text:list-item>
          <text:p text:style-name="P211">Enemy Info Panels</text:p>
        </text:list-item>
      </text:list>
      <text:p text:style-name="P9"/>
      <text:p text:style-name="P8"><text:soft-page-break/><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2222134099647758808" text:style-name="L159">
        <text:list-item>
          <text:p text:style-name="P186">Consumables System</text:p>
          <text:list>
            <text:list-item>
              <text:p text:style-name="P186">Design 5 consumables</text:p>
            </text:list-item>
            <text:list-item>
              <text:p text:style-name="P186">Design/implement consumables top bar/slots</text:p>
            </text:list-item>
            <text:list-item>
              <text:p text:style-name="P186">Implement logic </text:p>
              <text:list>
                <text:list-item>
                  <text:p text:style-name="P186">consumable item reward from combat</text:p>
                </text:list-item>
                <text:list-item>
                  <text:p text:style-name="P186"><text:soft-page-break/>purchase consumables from shops</text:p>
                </text:list-item>
                <text:list-item>
                  <text:p text:style-name="P186">logic behind consumables being used.</text:p>
                </text:list-item>
              </text:list>
            </text:list-item>
          </text:list>
        </text:list-item>
      </text:list>
      <text:p text:style-name="P1"/>
      <text:p text:style-name="P1"/>
      <text:p text:style-name="P4">Jobs for other sprints</text:p>
      <text:p text:style-name="P1"/>
      <text:list xml:id="list6803779279492828194" text:style-name="L160">
        <text:list-item>
          <text:p text:style-name="P187">Design/Implement consumables</text:p>
        </text:list-item>
        <text:list-item>
          <text:p text:style-name="P187">Design new item system (item slots (chest, boots, weapon, ring etc)</text:p>
        </text:list-item>
        <text:list-item>
          <text:p text:style-name="P187">Rework status icons (some status dont need numbers, some can go to negative, some can't, etc)</text:p>
          <text:list>
            <text:list-item>
              <text:p text:style-name="P187">status icon descriptions should take their number values into considering when displaying description (e.g. Poison should say “ At the end of turn take 5 damage” not “At the end of turn take damage).</text:p>
            </text:list-item>
          </text:list>
        </text:list-item>
        <text:list-item>
          <text:p text:style-name="P187">Rework ability buttons <text:s/>(descriptions should take their number values and modifiers into consideration when displaying description (e.g. Deal 3 (+4) damage, where the brackets are strength)</text:p>
        </text:list-item>
        <text:list-item>
          <text:p text:style-name="P187">Implement Boss Encounters</text:p>
        </text:list-item>
      </text:list>
      <text:p text:style-name="P1"/>
      <text:p text:style-name="P1">Sprint ??</text:p>
      <text:list xml:id="list7549207032024020420" text:style-name="L161">
        <text:list-item>
          <text:p text:style-name="P188">Redesign game plot and back story</text:p>
          <text:list>
            <text:list-item>
              <text:p text:style-name="P188">What is the mission? The problem? Who is/are the villains?</text:p>
            </text:list-item>
          </text:list>
        </text:list-item>
      </text:list>
      <text:list xml:id="list5269319581450784611" text:style-name="L162">
        <text:list-item>
          <text:p text:style-name="P189">Redesign defenders and abilities</text:p>
          <text:list>
            <text:list-item>
              <text:p text:style-name="P189">choose starting 4 gods and abilities</text:p>
            </text:list-item>
          </text:list>
        </text:list-item>
      </text:list>
      <text:list xml:id="list9125532059422950784" text:style-name="L163">
        <text:list-item>
          <text:p text:style-name="P190">redesign enemies and abilities</text:p>
          <text:list>
            <text:list-item>
              <text:p text:style-name="P190">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3480919123955096795" text:style-name="L164">
        <text:list-item>
          <text:p text:style-name="P149">Implement some more tile types</text:p>
        </text:list-item>
        <text:list-item>
          <text:p text:style-name="P149">Implement Ai logic for taking advantage of different tile types</text:p>
        </text:list-item>
        <text:list-item>
          <text:p text:style-name="P149"><text:soft-page-break/>Implement randomly generated world/hexagon types DONE</text:p>
        </text:list-item>
      </text:list>
      <text:p text:style-name="P2">Items/Loot</text:p>
      <text:list xml:id="list277720046938807759" text:style-name="L165">
        <text:list-item>
          <text:p text:style-name="P150">Implement more items</text:p>
        </text:list-item>
        <text:list-item>
          <text:p text:style-name="P150">implement item rarity + drop chance </text:p>
        </text:list-item>
      </text:list>
      <text:p text:style-name="P2">Enemies</text:p>
      <text:list xml:id="list8611270429913794706" text:style-name="L166">
        <text:list-item>
          <text:p text:style-name="P151">Balance and tweak existing enemies</text:p>
        </text:list-item>
        <text:list-item>
          <text:p text:style-name="P151">Change vulnerable: 150% bonus damage not 200%</text:p>
        </text:list-item>
        <text:list-item>
          <text:p text:style-name="P151">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1981771464664893327" text:style-name="L167">
        <text:list-item>
          <text:p text:style-name="P191">character XP/level up system</text:p>
          <text:list>
            <text:list-item>
              <text:p text:style-name="P191">enemies reward XP on death</text:p>
            </text:list-item>
            <text:list-item>
              <text:p text:style-name="P191">enemy encounters reward xp on event end</text:p>
            </text:list-item>
            <text:list-item>
              <text:p text:style-name="P191">level up notifcations (end of combat, before reward screen pops up?)</text:p>
              <text:list>
                <text:list-item>
                  <text:p text:style-name="P191">maybe character data panel level number text is highlighted while player has unspent stat points?</text:p>
                </text:list-item>
              </text:list>
            </text:list-item>
            <text:list-item>
              <text:p text:style-name="P191">level up rewards a stat point that can be used to increase a trait</text:p>
              <text:list>
                <text:list-item>
                  <text:p text:style-name="P191">re-do stat panel in character panel: add buttons to increase values</text:p>
                </text:list-item>
                <text:list-item>
                  <text:p text:style-name="P191">add a property/panel text for 'Stat Points': currency for increasing stats</text:p>
                </text:list-item>
              </text:list>
            </text:list-item>
            <text:list-item>
              <text:p text:style-name="P191">character talent tree</text:p>
              <text:list>
                <text:list-item>
                  <text:p text:style-name="P191">design talent tree visual layout, UI, buttons etc</text:p>
                </text:list-item>
                <text:list-item>
                  <text:p text:style-name="P191">design abilties to be placed on the tree</text:p>
                </text:list-item>
              </text:list>
            </text:list-item>
          </text:list>
        </text:list-item>
      </text:list>
      <text:p text:style-name="P1"/>
      <text:list xml:id="list4341788765825204827" text:style-name="L168">
        <text:list-item>
          <text:p text:style-name="P192">Artifacts system</text:p>
          <text:list>
            <text:list-item>
              <text:p text:style-name="P192">design some common, rare and boss relics</text:p>
            </text:list-item>
            <text:list-item>
              <text:p text:style-name="P192">design artifact loot reward button and logic</text:p>
              <text:list>
                <text:list-item>
                  <text:p text:style-name="P192">an artifact cant be offered if the player already has it</text:p>
                </text:list-item>
              </text:list>
            </text:list-item>
            <text:list-item>
              <text:p text:style-name="P192"><text:soft-page-break/>design UI panel for displaying artifacts</text:p>
            </text:list-item>
          </text:list>
        </text:list-item>
      </text:list>
      <text:p text:style-name="P1"/>
      <text:list xml:id="list1657673746007429166" text:style-name="L169">
        <text:list-item>
          <text:p text:style-name="P193">States/ Debuff/ Curses system</text:p>
          <text:list>
            <text:list-item>
              <text:p text:style-name="P193">Design some curses</text:p>
            </text:list-item>
            <text:list-item>
              <text:p text:style-name="P193">perhaps curses dont have be exclusively bad?</text:p>
            </text:list-item>
            <text:list-item>
              <text:p text:style-name="P193">design UI panel for displaying active curses</text:p>
            </text:list-item>
            <text:list-item>
              <text:p text:style-name="P193">design some events and ways the player can get curses</text:p>
            </text:list-item>
            <text:list-item>
              <text:p text:style-name="P193">maybe some curses have a duration? 3 encounters, 2 combats, infinite, until next boss defeated, etc.</text:p>
            </text:list-item>
          </text:list>
        </text:list-item>
      </text:list>
      <text:p text:style-name="P1"/>
      <text:list xml:id="list8327264210886980638" text:style-name="L170">
        <text:list-item>
          <text:p text:style-name="P194">Mystery Events </text:p>
          <text:list>
            <text:list-item>
              <text:p text:style-name="P194">Design and decide on some mystery events</text:p>
              <text:list>
                <text:list-item>
                  <text:p text:style-name="P194">Mystery event base class, each event is its own class maybe? OR</text:p>
                </text:list-item>
                <text:list-item>
                  <text:p text:style-name="P194">Create a prefab GO for each event, each GO has its own script</text:p>
                </text:list-item>
              </text:list>
            </text:list-item>
          </text:list>
        </text:list-item>
      </text:list>
      <text:list xml:id="list3303756002931333422" text:style-name="L171">
        <text:list-item>
          <text:p text:style-name="P195">the same mystery event cant appear more then once during a run</text:p>
          <text:p text:style-name="P195"/>
        </text:list-item>
      </text:list>
      <text:p text:style-name="P1"/>
      <text:list xml:id="list1364253228090709518" text:style-name="L172">
        <text:list-item>
          <text:p text:style-name="P196">Shop/Village Event</text:p>
          <text:list>
            <text:list-item>
              <text:p text:style-name="P196">Design/implement shop features</text:p>
              <text:list>
                <text:list-item>
                  <text:p text:style-name="P196">buy artifacts</text:p>
                </text:list-item>
                <text:list-item>
                  <text:p text:style-name="P196">remove curses/states</text:p>
                  <text:p text:style-name="P196"/>
                </text:list-item>
              </text:list>
            </text:list-item>
          </text:list>
        </text:list-item>
      </text:list>
      <text:list xml:id="list8774920355707381067" text:style-name="L173">
        <text:list-item>
          <text:p text:style-name="P197">Boss Event</text:p>
          <text:list>
            <text:list-item>
              <text:p text:style-name="P197">Design/implement some bosses</text:p>
            </text:list-item>
            <text:list-item>
              <text:p text:style-name="P197">special item reward logic</text:p>
            </text:list-item>
            <text:list-item>
              <text:p text:style-name="P197">boss artifact reward event</text:p>
            </text:list-item>
            <text:list-item>
              <text:p text:style-name="P197">eventmanager: end boss fight event</text:p>
              <text:list>
                <text:list-item>
                  <text:p text:style-name="P197">create a new hexagon world map, etc</text:p>
                </text:list-item>
              </text:list>
            </text:list-item>
          </text:list>
        </text:list-item>
      </text:list>
      <text:p text:style-name="P3"/>
      <text:p text:style-name="P3"><text:soft-page-break/></text:p>
      <text:p text:style-name="P3">Play Testing Notes</text:p>
      <text:p text:style-name="P5">Play Test 8/24/19</text:p>
      <text:list xml:id="list6809272411705550668" text:style-name="L174">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2773602873608293004" text:style-name="L175">
        <text:list-item>
          <text:p text:style-name="P153">talent trees</text:p>
          <text:list>
            <text:list-item>
              <text:p text:style-name="P153">finish talent trees for priest/mage</text:p>
            </text:list-item>
            <text:list-item>
              <text:p text:style-name="P153">make talent trees “choose one or the other” </text:p>
            </text:list-item>
            <text:list-item>
              <text:p text:style-name="P153">UI and view fixes</text:p>
              <text:list>
                <text:list-item>
                  <text:p text:style-name="P153">talent points should be highlighted or sparkling if its more then 0</text:p>
                </text:list-item>
                <text:list-item>
                  <text:p text:style-name="P153"><text:soft-page-break/>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4063339037829937243" text:style-name="L176">
        <text:list-item>
          <text:p text:style-name="P154">items</text:p>
          <text:list>
            <text:list-item>
              <text:p text:style-name="P154">item card looks ugly: redesign item card view</text:p>
            </text:list-item>
            <text:list-item>
              <text:p text:style-name="P154">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item card in shop script + prefab</text:p>
                </text:list-item>
              </text:list>
            </text:list-item>
          </text:list>
        </text:list-item>
      </text:list>
      <text:list xml:id="list40761943" text:continue-list="list8451457305760488158"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2263495942329186733" text:style-name="L177">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rewrite the notification class methods, improve timing</text:p>
                </text:list-item>
              </text:list>
            </text:list-item>
            <text:list-item>
              <text:p text:style-name="P155">HP modification should have its own notification prefab</text:p>
              <text:list>
                <text:list-item>
                  <text:p text:style-name="P155">Display a heart symbol instead of hp text</text:p>
                </text:list-item>
                <text:list-item>
                  <text:p text:style-name="P155"><text:soft-page-break/>health increases make the font green, health loses make the font red</text:p>
                </text:list-item>
              </text:list>
            </text:list-item>
          </text:list>
        </text:list-item>
      </text:list>
      <text:list xml:id="list1939507356280644113" text:style-name="L178">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Display a shield symbol instead of “block” text<text:tab/></text:p>
            </text:list-item>
          </text:list>
        </text:list-item>
      </text:list>
      <text:p text:style-name="P2">Character Sprites</text:p>
      <text:list xml:id="list3140450461156549232" text:style-name="L179">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World/Camera View</text:p>
      <text:list xml:id="list40769193" text:continue-list="list4004716146965917643"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5281846694897517142" text:style-name="L180">
        <text:list-item>
          <text:p text:style-name="P158">create a visuals/tiles/background surronding the tiles</text:p>
          <text:list>
            <text:list-item>
              <text:p text:style-name="P158">could use water tiles to make a BG.</text:p>
            </text:list-item>
          </text:list>
        </text:list-item>
      </text:list>
      <text:list xml:id="list4523682815523250954" text:style-name="L181">
        <text:list-item>
          <text:p text:style-name="P159">possibly need to implement cinemachine camera system, and rewatch the tutorial from 2d course</text:p>
        </text:list-item>
      </text:list>
      <text:p text:style-name="P2">Characters</text:p>
      <text:list xml:id="list5595840407281027050" text:style-name="L182">
        <text:list-item>
          <text:p text:style-name="P160">Design/Implement two more playable classes</text:p>
        </text:list-item>
      </text:list>
      <text:p text:style-name="P2">Events</text:p>
      <text:list xml:id="list6121406991561691877" text:style-name="L183">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blend in transparent black background, while loading the loot screen over the top of it.</text:p>
            </text:list-item>
          </text:list>
        </text:list-item>
      </text:list>
      <text:list xml:id="list40765957" text:continue-list="list5281846694897517142" text:style-name="L180">
        <text:list-header>
          <text:p text:style-name="P158"/>
          <text:p text:style-name="P158"/>
          <text:p text:style-name="P158"><text:soft-page-break/>Andrei play test notes</text:p>
        </text:list-header>
      </text:list>
      <text:list xml:id="list5225172367941018686" text:style-name="L184">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711011760899319092" text:style-name="L185">
        <text:list-item>
          <text:p text:style-name="P163">necromancer causes crash</text:p>
          <text:list>
            <text:list-item>
              <text:p text:style-name="P163">if no tiles are valid to place a zombie on, a null is returned</text:p>
            </text:list-item>
          </text:list>
        </text:list-item>
      </text:list>
      <text:p text:style-name="P3">Random Game Ideas</text:p>
      <text:p text:style-name="P2"/>
      <text:p text:style-name="P5">Rest Site Event</text:p>
      <text:list xml:id="list7125794586576257438" text:style-name="L186">
        <text:list-item>
          <text:p text:style-name="P164">You can do multiple things at each rest site</text:p>
        </text:list-item>
        <text:list-item>
          <text:p text:style-name="P164">At each rest site, you have 3 action points</text:p>
        </text:list-item>
        <text:list-item>
          <text:p text:style-name="P164">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745008428104654525" text:style-name="L187">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Expires when a character dies</text:p>
            </text:list-item>
            <text:list-item>
              <text:p text:style-name="P165">Instant (gain 300 gold, all characters level up, etc)</text:p>
            </text:list-item>
          </text:list>
        </text:list-item>
      </text:list>
      <text:list xml:id="list9122179613626081003" text:style-name="L188">
        <text:list-item>
          <text:p text:style-name="P166">State Ideas</text:p>
          <text:list>
            <text:list-item>
              <text:p text:style-name="P166"><text:soft-page-break/>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Curse Ideas</text:p>
      <text:list xml:id="list7719756673255761366" text:style-name="L189">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5061432404031484509" text:style-name="L190">
        <text:list-item>
          <text:p text:style-name="P168">Courage: Your characters have +1 strength, wisdom, energy, initative and dexterity</text:p>
        </text:list-item>
        <text:list-item>
          <text:p text:style-name="P168">Armor Repairs: Block does not expire on activation end (3 encounters)</text:p>
        </text:list-item>
        <text:list-item>
          <text:p text:style-name="P168">Well Rested: +1 energy and initiative (3 encounters)</text:p>
        </text:list-item>
        <text:list-item>
          <text:p text:style-name="P168">Well Fed: +1 mobility and dexterity (3 encounters)</text:p>
        </text:list-item>
        <text:list-item>
          <text:p text:style-name="P168"><text:soft-page-break/>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1086466592206900774" text:style-name="L191">
        <text:list-item>
          <text:p text:style-name="P169">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1210655939551068608" text:style-name="L192">
        <text:list-item>
          <text:list>
            <text:list-item>
              <text:p text:style-name="P170">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wisdom DONE</text:p>
                </text:list-item>
                <text:list-item>
                  <text:p text:style-name="P170">dexterity DONE</text:p>
                </text:list-item>
                <text:list-item>
                  <text:p text:style-name="P170">initative DONE</text:p>
                </text:list-item>
                <text:list-item>
                  <text:p text:style-name="P170"><text:soft-page-break/>energy DONE</text:p>
                </text:list-item>
                <text:list-item>
                  <text:p text:style-name="P170">mobility DONE</text:p>
                </text:list-item>
              </text:list>
            </text:list-item>
          </text:list>
        </text:list-item>
      </text:list>
      <text:p text:style-name="P2"/>
      <text:list xml:id="list40764492" text:continue-numbering="true" text:style-name="L192">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You can remove curses at rest sites</text:p>
            </text:list-item>
            <text:list-item>
              <text:p text:style-name="P170">combat events drop an additional item reward</text:p>
            </text:list-item>
            <text:list-item>
              <text:p text:style-name="P170">when adding items to your inventory, you may gain +10 gold instead</text:p>
            </text:list-item>
            <text:list-item>
              <text:p text:style-name="P170"><text:soft-page-break/>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8037676861566824371" text:style-name="L193">
        <text:list-item>
          <text:p text:style-name="P171">Your characters gain +1 initiative on the first turn</text:p>
        </text:list-item>
        <text:list-item>
          <text:p text:style-name="P171">While a character has less then 50% life, it has +3 strength and wisdom</text:p>
        </text:list-item>
        <text:list-item>
          <text:p text:style-name="P171">Elite enemies start combat with 20% less life</text:p>
        </text:list-item>
      </text:list>
      <text:p text:style-name="P2"/>
      <text:p text:style-name="P3">Story Event Code Ideas</text:p>
      <text:p text:style-name="P2">New Scripts</text:p>
      <text:list xml:id="list6586705752642042770" text:style-name="L194">
        <text:list-item>
          <text:p text:style-name="P172">StoryEventManager</text:p>
          <text:list>
            <text:list-item>
              <text:p text:style-name="P172">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New GO's</text:p>
      <text:list xml:id="list989296240600691407" text:style-name="L195">
        <text:list-item>
          <text:p text:style-name="P173">StoryEventScreen</text:p>
        </text:list-item>
        <text:list-item>
          <text:p text:style-name="P173">StoryEventButton</text:p>
        </text:list-item>
      </text:list>
      <text:p text:style-name="P2"><text:soft-page-break/>Basic UI ideas</text:p>
      <text:list xml:id="list3880298077461758218" text:style-name="L196">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button has a description panel below it that describes the consequences of the action (e.g. Gain State: Tired, Start a new combat event with mork, Lose all gold)</text:p>
                    </text:list-item>
                  </text:list>
                </text:list-item>
              </text:list>
            </text:list-item>
          </text:list>
        </text:list-item>
      </text:list>
      <text:list xml:id="list2239167027548168681" text:style-name="L197">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1T20:55:24.06</dc:date>
    <dc:creator>will black</dc:creator>
    <meta:editing-duration>P27DT18H22M15S</meta:editing-duration>
    <meta:editing-cycles>655</meta:editing-cycles>
    <meta:generator>OpenOffice/4.1.6$Win32 OpenOffice.org_project/416m1$Build-9790</meta:generator>
    <meta:document-statistic meta:table-count="0" meta:image-count="0" meta:object-count="0" meta:page-count="54" meta:paragraph-count="1425" meta:word-count="11672" meta:character-count="66496"/>
  </office:meta>
</office:document-meta>
</file>